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officeooo:rsid="00024eb6" officeooo:paragraph-rsid="00024eb6" style:font-style-asian="normal" style:font-style-complex="normal"/>
    </style:style>
    <style:style style:name="P3" style:family="paragraph" style:parent-style-name="Standard">
      <style:text-properties fo:font-style="normal" officeooo:rsid="0005f8d4" officeooo:paragraph-rsid="0005f8d4" style:font-style-asian="normal" style:font-style-complex="normal"/>
    </style:style>
    <style:style style:name="P4" style:family="paragraph" style:parent-style-name="Standard">
      <style:text-properties fo:font-style="normal" officeooo:rsid="00096ef0" officeooo:paragraph-rsid="00096ef0" style:font-style-asian="normal" style:font-style-complex="normal"/>
    </style:style>
    <style:style style:name="P5" style:family="paragraph" style:parent-style-name="Standard">
      <style:text-properties fo:font-style="normal" officeooo:rsid="000ac931" officeooo:paragraph-rsid="000ac931" style:font-style-asian="normal" style:font-style-complex="normal"/>
    </style:style>
    <style:style style:name="P6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fo:font-style="italic" style:font-style-asian="italic" style:font-style-complex="italic"/>
    </style:style>
    <style:style style:name="P7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fo:font-style="normal" officeooo:rsid="00096ef0" officeooo:paragraph-rsid="00096ef0" style:font-style-asian="normal" style:font-style-complex="normal"/>
    </style:style>
    <style:style style:name="T1" style:family="text">
      <style:text-properties fo:color="#ed1c24"/>
    </style:style>
    <style:style style:name="T2" style:family="text">
      <style:text-properties fo:color="#ed1c24" officeooo:rsid="00024eb6"/>
    </style:style>
    <style:style style:name="T3" style:family="text">
      <style:text-properties officeooo:rsid="00024eb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48849"/>
    </style:style>
    <style:style style:name="T7" style:family="text">
      <style:text-properties style:text-underline-style="none" officeooo:rsid="00075056"/>
    </style:style>
    <style:style style:name="T8" style:family="text">
      <style:text-properties style:text-underline-style="none" officeooo:rsid="00096ef0"/>
    </style:style>
    <style:style style:name="T9" style:family="text">
      <style:text-properties style:text-underline-style="none" officeooo:rsid="000c0f31"/>
    </style:style>
    <style:style style:name="T10" style:family="text">
      <style:text-properties style:text-line-through-style="solid" style:text-line-through-type="single" style:text-underline-style="none"/>
    </style:style>
    <style:style style:name="T11" style:family="text">
      <style:text-properties style:text-line-through-style="solid" style:text-line-through-type="single" style:text-underline-style="none" officeooo:rsid="00048849"/>
    </style:style>
    <style:style style:name="T12" style:family="text">
      <style:text-properties style:text-line-through-style="none" style:text-line-through-type="none" style:text-underline-style="none"/>
    </style:style>
    <style:style style:name="T13" style:family="text">
      <style:text-properties style:text-line-through-style="none" style:text-line-through-type="none" style:text-underline-style="none" officeooo:rsid="0005f8d4"/>
    </style:style>
    <style:style style:name="T14" style:family="text">
      <style:text-properties style:text-line-through-style="none" style:text-line-through-type="none" style:text-underline-style="none" officeooo:rsid="00090d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<text:span text:style-name="T1">piggypi program</text:span> will read the <text:span text:style-name="T1">state</text:span> of <text:span text:style-name="T1">different</text:span></text:p>
      <text:p text:style-name="P1"><text:span text:style-name="T1">sensors</text:span> and fill the <text:span text:style-name="T1">water bottle</text:span> on a <text:span text:style-name="T1">Guinea pig cage</text:span>,</text:p>
      <text:p text:style-name="P1">dispense <text:span text:style-name="T1">food</text:span>, alert when the <text:span text:style-name="T1">cage</text:span> needs cleaned</text:p>
      <text:p text:style-name="P1">and show a <text:span text:style-name="T1">video</text:span> via <text:span text:style-name="T1">android app</text:span> and <text:span text:style-name="T1">webpage</text:span>. It</text:p>
      <text:p text:style-name="P1">will also alert when <text:span text:style-name="T1">food reserves</text:span> need replaced and</text:p>
      <text:p text:style-name="P1">log all <text:span text:style-name="T1">pertinent information</text:span> regarding Guinea pig</text:p>
      <text:p text:style-name="P6">care and maintenance. <text:s/><text:span text:style-name="T3">When the </text:span><text:span text:style-name="T2">program</text:span><text:span text:style-name="T3"> is running<text:line-break/>it will keep track of the </text:span><text:span text:style-name="T2">state</text:span><text:span text:style-name="T3"> of the </text:span><text:span text:style-name="T2">sensors</text:span><text:span text:style-name="T3"> for </text:span><text:span text:style-name="T2">water</text:span><text:span text:style-name="T3"> and<text:line-break/></text:span><text:span text:style-name="T2">food levels</text:span><text:span text:style-name="T3">. <text:s/>If the </text:span><text:span text:style-name="T2">water</text:span><text:span text:style-name="T3"> or </text:span><text:span text:style-name="T2">food</text:span><text:span text:style-name="T3"> needs replaced, the </text:span><text:span text:style-name="T2">program</text:span><text:span text:style-name="T3"><text:line-break/>will turn on a </text:span><text:span text:style-name="T2">water solenoid valve</text:span><text:span text:style-name="T3"> to fill the </text:span><text:span text:style-name="T2">water bottle</text:span><text:span text:style-name="T3"> and<text:line-break/>turn on </text:span><text:span text:style-name="T2">another</text:span><text:span text:style-name="T3"> to fill the </text:span><text:span text:style-name="T2">food bowl</text:span><text:span text:style-name="T3">. <text:s/>It will then log the </text:span><text:span text:style-name="T2">data</text:span><text:span text:style-name="T3"><text:line-break/>that just occurred. <text:s/>The </text:span><text:span text:style-name="T2">video feed</text:span><text:span text:style-name="T3"> will be accessable anytime<text:line-break/>via the </text:span><text:span text:style-name="T2">webpage</text:span><text:span text:style-name="T3"> or </text:span><text:span text:style-name="T2">android app</text:span><text:span text:style-name="T3">.</text:span></text:p>
      <text:p text:style-name="P2">+<text:span text:style-name="T4">List One</text:span><text:span text:style-name="T5"><text:line-break/><text:tab/>-</text:span><text:span text:style-name="T10">piggypi</text:span></text:p>
      <text:p text:style-name="P2"><text:span text:style-name="T5"><text:tab/>-</text:span><text:span text:style-name="T10">program</text:span></text:p>
      <text:p text:style-name="P2"><text:span text:style-name="T5"><text:tab/>-</text:span><text:span text:style-name="T10">state</text:span></text:p>
      <text:p text:style-name="P2"><text:span text:style-name="T5"><text:tab/>-</text:span><text:span text:style-name="T10">sensor</text:span><text:span text:style-name="T11">(s)</text:span></text:p>
      <text:p text:style-name="P2"><text:span text:style-name="T6"><text:tab/>-</text:span><text:span text:style-name="T11">water</text:span></text:p>
      <text:p text:style-name="P2"><text:span text:style-name="T6"><text:tab/>-</text:span><text:span text:style-name="T11">water solenoid valve</text:span></text:p>
      <text:p text:style-name="P2"><text:span text:style-name="T6"><text:tab/>-</text:span><text:span text:style-name="T11">solenoid</text:span></text:p>
      <text:p text:style-name="P2"><text:span text:style-name="T6"><text:tab/>-</text:span><text:span text:style-name="T11">valve</text:span></text:p>
      <text:p text:style-name="P2"><text:span text:style-name="T6"><text:tab/>-</text:span><text:span text:style-name="T11">food</text:span></text:p>
      <text:p text:style-name="P2"><text:span text:style-name="T6"><text:tab/>-</text:span><text:span text:style-name="T11">food levels</text:span></text:p>
      <text:p text:style-name="P2"><text:span text:style-name="T6"><text:tab/>-</text:span><text:span text:style-name="T11">food bowl</text:span></text:p>
      <text:p text:style-name="P2"><text:span text:style-name="T5"><text:tab/>-</text:span><text:span text:style-name="T10">water bottle</text:span></text:p>
      <text:p text:style-name="P2"><text:span text:style-name="T5"><text:tab/>-</text:span><text:span text:style-name="T10">cage</text:span></text:p>
      <text:p text:style-name="P2"><text:span text:style-name="T5"><text:tab/>-</text:span><text:span text:style-name="T10">guinea pig</text:span><text:span text:style-name="T12"> </text:span><text:span text:style-name="T14">←For future animal recognition software, LOL!</text:span></text:p>
      <text:p text:style-name="P2"><text:span text:style-name="T5"><text:tab/>-</text:span><text:span text:style-name="T10">video</text:span><text:span text:style-name="T12">←-not</text:span><text:span text:style-name="T13"> pertinent to program</text:span></text:p>
      <text:p text:style-name="P2"><text:span text:style-name="T5"><text:tab/>-</text:span><text:span text:style-name="T10">android app</text:span></text:p>
      <text:p text:style-name="P2"><text:span text:style-name="T5"><text:tab/>-</text:span><text:span text:style-name="T10">webpage</text:span></text:p>
      <text:p text:style-name="P2"><text:span text:style-name="T5"><text:tab/>-</text:span><text:span text:style-name="T10">food reserves</text:span></text:p>
      <text:p text:style-name="P2"><text:span text:style-name="T5"><text:tab/>-</text:span><text:span text:style-name="T10">log data/pertinent information</text:span></text:p>
      <text:p text:style-name="P2"><text:span text:style-name="T5"/></text:p>
      <text:p text:style-name="P2"><text:span text:style-name="T5"/></text:p>
      <text:p text:style-name="P3"><text:span text:style-name="T5">+</text:span><text:span text:style-name="T4">List Two (refined)</text:span></text:p>
      <text:p text:style-name="P3"><text:span text:style-name="T5"><text:tab/>-program←singular</text:span><text:span text:style-name="T8">, not needed…..</text:span></text:p>
      <text:p text:style-name="P3"><text:span text:style-name="T8"><text:tab/>-gpio’s</text:span></text:p>
      <text:p text:style-name="P3"><text:span text:style-name="T5"><text:tab/>-sensor</text:span><text:span text:style-name="T8">s</text:span></text:p>
      <text:p text:style-name="P3"><text:span text:style-name="T5"><text:tab/>-water valve←is</text:span><text:span text:style-name="T8"> this a class???</text:span></text:p>
      <text:p text:style-name="P3"><text:span text:style-name="T5"><text:tab/>-food valve←is</text:span><text:span text:style-name="T8"> this a class???</text:span></text:p>
      <text:p text:style-name="P3"><text:span text:style-name="T5"><text:tab/>-</text:span><text:span text:style-name="T7">data log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4"><text:soft-page-break/><text:span text:style-name="T7">+</text:span><text:span text:style-name="T5">Class responsibilities…</text:span></text:p>
      <text:p text:style-name="P4"><text:span text:style-name="T5"><text:tab/>-things that the class is responsible for knowing</text:span></text:p>
      <text:p text:style-name="P7"><text:span text:style-name="T5"><text:tab/>-the actions that the class is responsible for doing</text:span></text:p>
      <text:p text:style-name="P5"><text:span text:style-name="T5"/></text:p>
      <text:p text:style-name="P5"><text:span text:style-name="T5">+GPIOs</text:span></text:p>
      <text:p text:style-name="P5"><text:span text:style-name="T5"><text:tab/>-setup???</text:span></text:p>
      <text:p text:style-name="P5"><text:span text:style-name="T5"><text:tab/>-</text:span><text:span text:style-name="T9">state of the pin</text:span></text:p>
      <text:p text:style-name="P5"><text:span text:style-name="T9"><text:tab/>-pin name</text:span></text:p>
      <text:p text:style-name="P5"><text:span text:style-name="T5"><text:tab/>-whether the pin is in</text:span><text:span text:style-name="T9">put/output</text:span></text:p>
      <text:p text:style-name="P5"><text:span text:style-name="T5"><text:tab/>-finding the state of the pin</text:span></text:p>
      <text:p text:style-name="P5"><text:span text:style-name="T5"><text:tab/>-changing the pin from high to low</text:span></text:p>
      <text:p text:style-name="P5"><text:span text:style-name="T5"/></text:p>
      <text:p text:style-name="P5"><text:span text:style-name="T5"/></text:p>
      <text:p text:style-name="P5"><text:span text:style-name="T5">+SENSORs</text:span></text:p>
      <text:p text:style-name="P5"><text:span text:style-name="T5"><text:tab/>-name of sensor</text:span></text:p>
      <text:p text:style-name="P5"><text:span text:style-name="T5"><text:tab/>-state of sensor</text:span></text:p>
      <text:p text:style-name="P5"><text:span text:style-name="T5"><text:tab/>-</text:span></text:p>
      <text:p text:style-name="P5"><text:span text:style-name="T5"/></text:p>
      <text:p text:style-name="P5"><text:span text:style-name="T5"/></text:p>
      <text:p text:style-name="P5"><text:span text:style-name="T5">+DATA_LOG</text:span></text:p>
      <text:p text:style-name="P5"><text:span text:style-name="T5"><text:tab/>-knows when a change occurs</text:span></text:p>
      <text:p text:style-name="P5"><text:span text:style-name="T5"><text:tab/>-logs the change to a database or textfile</text:span></text:p>
      <text:p text:style-name="P5"><text:span text:style-name="T5"/></text:p>
      <text:p text:style-name="P5"><text:span text:style-name="T5"/></text:p>
      <text:p text:style-name="P5"><text:span text:style-name="T5">+VALVES</text:span></text:p>
      <text:p text:style-name="P5"><text:span text:style-name="T5"><text:tab/>-knows the state of the valve</text:span></text:p>
      <text:p text:style-name="P5"><text:span text:style-name="T5"><text:tab/>-knows the state of sensors</text:span></text:p>
      <text:p text:style-name="P5"><text:span text:style-name="T5"><text:tab/>-knows the gpio pin state</text:span></text:p>
      <text:p text:style-name="P5"><text:span text:style-name="T5"><text:tab/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19:55.960584741</meta:creation-date>
    <dc:date>2018-12-28T14:49:39.134493754</dc:date>
    <meta:editing-duration>PT19M2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274" meta:character-count="1634" meta:non-whitespace-character-count="1369"/>
  </office:meta>
</office:document-meta>
</file>